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Dimension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2">
          <table:table-cell office:value-type="string">
            <text:p>La Brasserie</text:p>
          </table:table-cell>
          <table:table-cell office:value-type="currency" office:currency="EUR" office:value="47">
            <text:p>47,00 €</text:p>
          </table:table-cell>
          <table:table-cell office:value-type="string">
            <text:p>31x25 cm</text:p>
          </table:table-cell>
          <table:table-cell office:value-type="string">
            <text:p>Brewery 1</text:p>
          </table:table-cell>
          <table:table-cell office:value-type="string">
            <text:p>Brewery 2</text:p>
          </table:table-cell>
          <table:table-cell office:value-type="string">
            <text:p>Brewery 3</text:p>
          </table:table-cell>
          <table:table-cell office:value-type="string">
            <text:p>Brewery 4</text:p>
          </table:table-cell>
          <table:table-cell table:number-columns-repeated="2"/>
        </table:table-row>
        <table:table-row table:style-name="ro1">
          <table:table-cell office:value-type="string">
            <text:p>La Forge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15,5x17,5 cm</text:p>
          </table:table-cell>
          <table:table-cell office:value-type="string">
            <text:p>Forge 1</text:p>
          </table:table-cell>
          <table:table-cell office:value-type="string">
            <text:p>Forge 2</text:p>
          </table:table-cell>
          <table:table-cell office:value-type="string">
            <text:p>Forge 3</text:p>
          </table:table-cell>
          <table:table-cell table:number-columns-repeated="3"/>
        </table:table-row>
        <table:table-row table:style-name="ro1">
          <table:table-cell office:value-type="string">
            <text:p>la Maison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18x19 cm</text:p>
          </table:table-cell>
          <table:table-cell office:value-type="string">
            <text:p>House 1</text:p>
          </table:table-cell>
          <table:table-cell office:value-type="string">
            <text:p>House 2</text:p>
          </table:table-cell>
          <table:table-cell office:value-type="string">
            <text:p>House 3</text:p>
          </table:table-cell>
          <table:table-cell office:value-type="string">
            <text:p>House 4</text:p>
          </table:table-cell>
          <table:table-cell table:number-columns-repeated="2"/>
        </table:table-row>
        <table:table-row table:style-name="ro2">
          <table:table-cell office:value-type="string">
            <text:p>Le Bastion</text:p>
          </table:table-cell>
          <table:table-cell office:value-type="currency" office:currency="EUR" office:value="154">
            <text:p>154,00 €</text:p>
          </table:table-cell>
          <table:table-cell office:value-type="string">
            <text:p>33x34x30 cm</text:p>
          </table:table-cell>
          <table:table-cell office:value-type="string">
            <text:p>Stronghold 1</text:p>
          </table:table-cell>
          <table:table-cell office:value-type="string">
            <text:p>Stronghold 2</text:p>
          </table:table-cell>
          <table:table-cell office:value-type="string">
            <text:p>Stronghold 3</text:p>
          </table:table-cell>
          <table:table-cell office:value-type="string">
            <text:p>Stronghold 4</text:p>
          </table:table-cell>
          <table:table-cell table:number-columns-repeated="2"/>
        </table:table-row>
        <table:table-row table:style-name="ro2">
          <table:table-cell office:value-type="string">
            <text:p>La Tour , Coin</text:p>
          </table:table-cell>
          <table:table-cell office:value-type="currency" office:currency="EUR" office:value="44">
            <text:p>44,00 €</text:p>
          </table:table-cell>
          <table:table-cell office:value-type="string">
            <text:p>17x17 cm</text:p>
          </table:table-cell>
          <table:table-cell office:value-type="string">
            <text:p>Tower Corner Floor 1</text:p>
          </table:table-cell>
          <table:table-cell office:value-type="string">
            <text:p>Tower Corner Floor 2</text:p>
          </table:table-cell>
          <table:table-cell office:value-type="string">
            <text:p>Tower Corner Floor 3</text:p>
          </table:table-cell>
          <table:table-cell office:value-type="string">
            <text:p>Tower Corner Floor 4</text:p>
          </table:table-cell>
          <table:table-cell table:number-columns-repeated="2"/>
        </table:table-row>
        <table:table-row table:style-name="ro2">
          <table:table-cell office:value-type="string">
            <text:p>La Tour</text:p>
          </table:table-cell>
          <table:table-cell office:value-type="currency" office:currency="EUR" office:value="37">
            <text:p>37,00 €</text:p>
          </table:table-cell>
          <table:table-cell office:value-type="string">
            <text:p>13x14 cm</text:p>
          </table:table-cell>
          <table:table-cell office:value-type="string">
            <text:p>Tower 1</text:p>
          </table:table-cell>
          <table:table-cell office:value-type="string">
            <text:p>Tower 2</text:p>
          </table:table-cell>
          <table:table-cell office:value-type="string">
            <text:p>Tower 3</text:p>
          </table:table-cell>
          <table:table-cell office:value-type="string">
            <text:p>Tower 4</text:p>
          </table:table-cell>
          <table:table-cell table:number-columns-repeated="2"/>
        </table:table-row>
        <table:table-row table:style-name="ro2">
          <table:table-cell office:value-type="string">
            <text:p>Les Murs Nains Base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5x10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Les Murs Nains Coin</text:p>
          </table:table-cell>
          <table:table-cell office:value-type="currency" office:currency="EUR" office:value="19">
            <text:p>19,00 €</text:p>
          </table:table-cell>
          <table:table-cell office:value-type="string">
            <text:p>14x14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Les Murs Nains Entrée Porte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6,5x10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Les Murs Nains Porte</text:p>
          </table:table-cell>
          <table:table-cell office:value-type="currency" office:currency="EUR" office:value="0.7">
            <text:p>0,70 €</text:p>
          </table:table-cell>
          <table:table-cell office:value-type="string">
            <text:p>5x9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Les Murs Nains Escalier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10x10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Les Murs Nains Bloc Droit A</text:p>
          </table:table-cell>
          <table:table-cell office:value-type="currency" office:currency="EUR" office:value="8.5">
            <text:p>8,50 €</text:p>
          </table:table-cell>
          <table:table-cell office:value-type="string">
            <text:p>13x12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  <table:table-row table:style-name="ro2">
          <table:table-cell office:value-type="string">
            <text:p>Les Murs Nains Bloc Gauche B</text:p>
          </table:table-cell>
          <table:table-cell office:value-type="currency" office:currency="EUR" office:value="7">
            <text:p>7,00 €</text:p>
          </table:table-cell>
          <table:table-cell office:value-type="string">
            <text:p>10x10 cm</text:p>
          </table:table-cell>
          <table:table-cell office:value-type="string">
            <text:p>Walls 1</text:p>
          </table:table-cell>
          <table:table-cell office:value-type="string">
            <text:p>Walls 2</text:p>
          </table:table-cell>
          <table:table-cell office:value-type="string">
            <text:p>Walls 3</text:p>
          </table:table-cell>
          <table:table-cell office:value-type="string">
            <text:p>Walls 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16/07/2025</text:date>, <text:time>10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6T10:04:32.79</dc:date>
    <dc:creator>Ycham BOUNOUAR</dc:creator>
    <meta:editing-duration>PT26M5S</meta:editing-duration>
    <meta:editing-cycles>3</meta:editing-cycles>
    <meta:document-statistic meta:table-count="1" meta:cell-count="99" meta:object-count="0"/>
  </office:meta>
</office:document-meta>
</file>